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22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22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8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LU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이코데믹 ~특수 수사 사건부 X-FILE~</text:p>
          </table:table-cell>
          <table:table-cell table:style-name="ce33" office:value-type="string" calcext:value-type="string">
            <text:p>TOKYO PSYCHODEMIC</text:p>
          </table:table-cell>
          <table:table-cell table:style-name="ce62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×시네마틱・리얼 과학수사 시뮬레이션 게임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GranAge</text:p>
          </table:table-cell>
          <table:table-cell table:style-name="ce62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PICTOLOG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ICTOLOG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MiBAKO - Mythology of Cube -</text:p>
          </table:table-cell>
          <table:table-cell table:style-name="ce62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맵크래프트×퍼즐×배틀×RPG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ambles</text:p>
          </table:table-cell>
          <table:table-cell table:style-name="ce62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텍스트 RPG, 덱빌딩, 로그라이크</text:p>
          </table:table-cell>
          <table:table-cell table:style-name="ce53" table:content-validation-name="val2" office:value-type="string" calcext:value-type="string">
            <text:p>EXL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32">
            <calcext:condition calcext:apply-style-name="Error" calcext:value="duplicate" calcext:base-cell-address="list.B3"/>
          </calcext:conditional-format>
          <calcext:conditional-format calcext:target-range-address="list.C3:list.C332">
            <calcext:condition calcext:apply-style-name="Error" calcext:value="duplicate" calcext:base-cell-address="list.C3"/>
          </calcext:conditional-format>
          <calcext:conditional-format calcext:target-range-address="list.A3:list.A332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43"/>
        <table:table-column table:style-name="co16" table:default-cell-style-name="Default"/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Default"/>
        <table:table-column table:style-name="co21" table:default-cell-style-name="ce16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97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97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7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97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97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97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97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97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97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97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7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97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97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97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97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97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97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97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2">
          <table:table-cell table:style-name="ce97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97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97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97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2" office:value-type="string" calcext:value-type="string">
            <text:p>dummy</text:p>
          </table:table-cell>
          <table:table-cell table:style-name="ce83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97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97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97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97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97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97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97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97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2">
          <table:table-cell table:style-name="ce97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97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97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97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97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97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97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97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97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97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97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97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97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97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97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97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97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97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7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97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97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97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97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5" table:default-cell-style-name="ce14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0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6" table:on-update-keep-styles="true" table:on-update-keep-size="false"/>
        <table:database-range table:name="developer_table" table:target-range-address="developer.A2:developer.I1076" table:on-update-keep-styles="true" table:on-update-keep-size="false"/>
        <table:database-range table:name="game_table" table:target-range-address="list.B311:list.C312" table:on-update-keep-styles="true" table:on-update-keep-size="false"/>
        <table:database-range table:name="publisher_name_list" table:target-range-address="publisher.A2:publisher.A1067" table:on-update-keep-styles="true" table:on-update-keep-size="false"/>
        <table:database-range table:name="__Anonymous_Sheet_DB__0" table:target-range-address="list.B2:list.I3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9:05:43.68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8T09:20:15.967000000</dc:date>
    <meta:editing-duration>P3DT4H18M9S</meta:editing-duration>
    <meta:editing-cycles>1228</meta:editing-cycles>
    <meta:document-statistic meta:table-count="4" meta:cell-count="390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